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1af3f9" officeooo:paragraph-rsid="001af3f9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7" style:family="paragraph" style:parent-style-name="Text_20_body">
      <style:paragraph-properties fo:margin-top="0cm" fo:margin-bottom="0cm" style:contextual-spacing="false" fo:orphans="1"/>
    </style:style>
    <style:style style:name="P8" style:family="paragraph" style:parent-style-name="Text_20_body">
      <style:paragraph-properties fo:orphans="1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>
      <style:paragraph-properties fo:orphans="1"/>
      <style:text-properties officeooo:paragraph-rsid="00200a78"/>
    </style:style>
    <style:style style:name="T1" style:family="text">
      <style:text-properties officeooo:rsid="001c6e18"/>
    </style:style>
    <style:style style:name="T2" style:family="text">
      <style:text-properties officeooo:rsid="001af3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Sprint 1 - Infrastructure Foundation</text:h>
      <text:h text:style-name="Heading_20_3" text:outline-level="3">Ticket 1: Repository GitHub + Structure</text:h>
      <text:list text:style-name="L1">
        <text:list-item>
          <text:p text:style-name="P10">Initialiser le repo avec l'architecture définie dans ton plan </text:p>
        </text:list-item>
        <text:list-item>
          <text:p text:style-name="P10">Créer la structure complète des dossiers </text:p>
        </text:list-item>
        <text:list-item>
          <text:p text:style-name="P9">Setup des fichiers README et documentation </text:p>
        </text:list-item>
      </text:list>
      <text:h text:style-name="Heading_20_3" text:outline-level="3">Ticket 2: Terraform Base Infrastructure</text:h>
      <text:list text:style-name="L2">
        <text:list-item>
          <text:p text:style-name="P12">Configuration des providers AWS </text:p>
        </text:list-item>
        <text:list-item>
          <text:p text:style-name="P12">Variables et outputs de base </text:p>
        </text:list-item>
        <text:list-item>
          <text:p text:style-name="P11">Structure modulaire pour évolutivité </text:p>
        </text:list-item>
      </text:list>
      <text:h text:style-name="Heading_20_3" text:outline-level="3">Ticket 3: Buckets S3 Data Lake</text:h>
      <text:list text:style-name="L3">
        <text:list-item>
          <text:p text:style-name="P14">Bucket raw data (partitionné par source/date) </text:p>
        </text:list-item>
        <text:list-item>
          <text:p text:style-name="P14">Bucket processed data </text:p>
        </text:list-item>
        <text:list-item>
          <text:p text:style-name="P14">Bucket logs et configurations </text:p>
        </text:list-item>
        <text:list-item>
          <text:p text:style-name="P13">Politiques de lifecycle </text:p>
        </text:list-item>
      </text:list>
      <text:h text:style-name="Heading_20_3" text:outline-level="3">Ticket 4: Redshift Data Warehouse</text:h>
      <text:list text:style-name="L4">
        <text:list-item>
          <text:p text:style-name="P16">Cluster configuration optimisée </text:p>
        </text:list-item>
        <text:list-item>
          <text:p text:style-name="P16">Schémas pour staging/marts </text:p>
        </text:list-item>
        <text:list-item>
          <text:p text:style-name="P15">Tables de base pour les données financières </text:p>
        </text:list-item>
      </text:list>
      <text:h text:style-name="Heading_20_3" text:outline-level="3">Ticket 5: AWS MWAA (Airflow)</text:h>
      <text:list text:style-name="L5">
        <text:list-item>
          <text:p text:style-name="P18">Environnement managé configuré </text:p>
        </text:list-item>
        <text:list-item>
          <text:p text:style-name="P18">Connexions vers S3 et Redshift </text:p>
        </text:list-item>
        <text:list-item>
          <text:p text:style-name="P17">Variables d'environnement pour les APIs </text:p>
        </text:list-item>
      </text:list>
      <text:h text:style-name="Heading_20_3" text:outline-level="3">Ticket 6: IAM Security</text:h>
      <text:list text:style-name="L6">
        <text:list-item>
          <text:p text:style-name="P20">Rôles pour Airflow, Redshift, Lambda </text:p>
        </text:list-item>
        <text:list-item>
          <text:p text:style-name="P20">Politiques de moindre privilège </text:p>
        </text:list-item>
        <text:list-item>
          <text:p text:style-name="P19">Service accounts sécurisés</text:p>
        </text:list-item>
      </text:list>
      <text:p text:style-name="Standard"/>
      <text:h text:style-name="P1" text:outline-level="1">Financial Data Pipeline - Structure du Projet</text:h>
      <text:h text:style-name="Heading_20_2" text:outline-level="2">📁 Arborescence Complète</text:h>
      <text:p text:style-name="Preformatted_20_Text"><text:span text:style-name="Source_20_Text">financial-data-pipeline/</text:span></text:p>
      <text:p text:style-name="Preformatted_20_Text"><text:span text:style-name="Source_20_Text">├── README.md</text:span></text:p>
      <text:p text:style-name="Preformatted_20_Text"><text:span text:style-name="Source_20_Text">├── .gitignore</text:span></text:p>
      <text:p text:style-name="Preformatted_20_Text"><text:span text:style-name="Source_20_Text">├── requirements.txt</text:span></text:p>
      <text:p text:style-name="Preformatted_20_Text"><text:span text:style-name="Source_20_Text">├── setup.py</text:span></text:p>
      <text:p text:style-name="Preformatted_20_Text"><text:span text:style-name="Source_20_Text">├── .env.example</text:span></text:p>
      <text:p text:style-name="Preformatted_20_Text"><text:span text:style-name="Source_20_Text">├── docker-compose.yml</text:span></text:p>
      <text:p text:style-name="Preformatted_20_Text"><text:span text:style-name="Source_20_Text">├── Makefile</text:span></text:p>
      <text:p text:style-name="Preformatted_20_Text"><text:span text:style-name="Source_20_Text">│</text:span></text:p>
      <text:p text:style-name="Preformatted_20_Text"><text:span text:style-name="Source_20_Text">├── terraform/</text:span></text:p>
      <text:p text:style-name="Preformatted_20_Text"><text:span text:style-name="Source_20_Text">│ <text:s text:c="2"/>├── main.tf</text:span></text:p>
      <text:p text:style-name="Preformatted_20_Text"><text:span text:style-name="Source_20_Text">│ <text:s text:c="2"/>├── providers.tf</text:span></text:p>
      <text:p text:style-name="Preformatted_20_Text"><text:span text:style-name="Source_20_Text">│ <text:s text:c="2"/>├── variables.tf</text:span></text:p>
      <text:p text:style-name="Preformatted_20_Text"><text:span text:style-name="Source_20_Text">│ <text:s text:c="2"/>├── outputs.tf</text:span></text:p>
      <text:p text:style-name="Preformatted_20_Text"><text:span text:style-name="Source_20_Text">│ <text:s text:c="2"/>├── terraform.tfvars.example</text:span></text:p>
      <text:p text:style-name="Preformatted_20_Text"><text:span text:style-name="Source_20_Text">│ <text:s text:c="2"/>├── modules/</text:span></text:p>
      <text:p text:style-name="Preformatted_20_Text"><text:span text:style-name="Source_20_Text">│ <text:s text:c="2"/>│ <text:s text:c="2"/>├── s3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├── redshift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├── mwaa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└── iam/</text:span></text:p>
      <text:p text:style-name="Preformatted_20_Text"><text:span text:style-name="Source_20_Text">│ <text:s text:c="2"/>│ <text:s text:c="6"/>├── main.tf</text:span></text:p>
      <text:p text:style-name="Preformatted_20_Text"><text:span text:style-name="Source_20_Text">│ <text:s text:c="2"/>│ <text:s text:c="6"/>├── variables.tf</text:span></text:p>
      <text:p text:style-name="Preformatted_20_Text"><text:span text:style-name="Source_20_Text">│ <text:s text:c="2"/>│ <text:s text:c="6"/>└── outputs.tf</text:span></text:p>
      <text:p text:style-name="Preformatted_20_Text"><text:span text:style-name="Source_20_Text">│ <text:s text:c="2"/>└── environments/</text:span></text:p>
      <text:p text:style-name="Preformatted_20_Text"><text:span text:style-name="Source_20_Text">│ <text:s text:c="6"/>├── dev/</text:span></text:p>
      <text:p text:style-name="Preformatted_20_Text"><text:span text:style-name="Source_20_Text">│ <text:s text:c="6"/>│ <text:s text:c="2"/>├── main.tf</text:span></text:p>
      <text:p text:style-name="Preformatted_20_Text"><text:span text:style-name="Source_20_Text">│ <text:s text:c="6"/>│ <text:s text:c="2"/>├── variables.tf</text:span></text:p>
      <text:p text:style-name="Preformatted_20_Text"><text:span text:style-name="Source_20_Text">│ <text:s text:c="6"/>│ <text:s text:c="2"/>└── terraform.tfvars</text:span></text:p>
      <text:p text:style-name="Preformatted_20_Text"><text:span text:style-name="Source_20_Text">│ <text:s text:c="6"/>└── prod/</text:span></text:p>
      <text:p text:style-name="Preformatted_20_Text"><text:span text:style-name="Source_20_Text">│ <text:s text:c="10"/>├── main.tf</text:span></text:p>
      <text:p text:style-name="Preformatted_20_Text"><text:span text:style-name="Source_20_Text">│ <text:s text:c="10"/>├── variables.tf</text:span></text:p>
      <text:p text:style-name="Preformatted_20_Text"><text:span text:style-name="Source_20_Text">│ <text:s text:c="10"/>└── terraform.tfvars</text:span></text:p>
      <text:p text:style-name="Preformatted_20_Text"><text:span text:style-name="Source_20_Text">│</text:span></text:p>
      <text:p text:style-name="Preformatted_20_Text"><text:span text:style-name="Source_20_Text">├── airflow/</text:span></text:p>
      <text:p text:style-name="Preformatted_20_Text"><text:span text:style-name="Source_20_Text">│ <text:s text:c="2"/>├── dag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daily_market_ingestion.py</text:span></text:p>
      <text:p text:style-name="Preformatted_20_Text"><text:span text:style-name="Source_20_Text">│ <text:s text:c="2"/>│ <text:s text:c="2"/>├── weekly_sector_analysis.py</text:span></text:p>
      <text:p text:style-name="Preformatted_20_Text"><text:span text:style-name="Source_20_Text">│ <text:s text:c="2"/>│ <text:s text:c="2"/>├── monthly_portfolio_rebalance.py</text:span></text:p>
      <text:p text:style-name="Preformatted_20_Text"><text:span text:style-name="Source_20_Text">│ <text:s text:c="2"/>│ <text:s text:c="2"/>└── utils/</text:span></text:p>
      <text:p text:style-name="Preformatted_20_Text"><text:span text:style-name="Source_20_Text">│ <text:s text:c="2"/>│ <text:s text:c="6"/>├── __init__.py</text:span></text:p>
      <text:p text:style-name="Preformatted_20_Text"><text:span text:style-name="Source_20_Text">│ <text:s text:c="2"/>│ <text:s text:c="6"/>├── dag_factory.py</text:span></text:p>
      <text:p text:style-name="Preformatted_20_Text"><text:span text:style-name="Source_20_Text">│ <text:s text:c="2"/>│ <text:s text:c="6"/>└── notification_utils.py</text:span></text:p>
      <text:p text:style-name="Preformatted_20_Text"><text:span text:style-name="Source_20_Text">│ <text:s text:c="2"/>├── plugin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operators/</text:span></text:p>
      <text:p text:style-name="Preformatted_20_Text"><text:span text:style-name="Source_20_Text">│ <text:s text:c="2"/>│ <text:s text:c="2"/>│ <text:s text:c="2"/>├── __init__.py</text:span></text:p>
      <text:p text:style-name="Preformatted_20_Text"><text:soft-page-break/><text:span text:style-name="Source_20_Text">│ <text:s text:c="2"/>│ <text:s text:c="2"/>│ <text:s text:c="2"/>├── s3_data_validator.py</text:span></text:p>
      <text:p text:style-name="Preformatted_20_Text"><text:span text:style-name="Source_20_Text">│ <text:s text:c="2"/>│ <text:s text:c="2"/>│ <text:s text:c="2"/>└── redshift_data_quality.py</text:span></text:p>
      <text:p text:style-name="Preformatted_20_Text"><text:span text:style-name="Source_20_Text">│ <text:s text:c="2"/>│ <text:s text:c="2"/>└── hooks/</text:span></text:p>
      <text:p text:style-name="Preformatted_20_Text"><text:span text:style-name="Source_20_Text">│ <text:s text:c="2"/>│ <text:s text:c="6"/>├── __init__.py</text:span></text:p>
      <text:p text:style-name="Preformatted_20_Text"><text:span text:style-name="Source_20_Text">│ <text:s text:c="2"/>│ <text:s text:c="6"/>├── alpha_vantage_hook.py</text:span></text:p>
      <text:p text:style-name="Preformatted_20_Text"><text:span text:style-name="Source_20_Text">│ <text:s text:c="2"/>│ <text:s text:c="6"/>└── yahoo_finance_hook.py</text:span></text:p>
      <text:p text:style-name="Preformatted_20_Text"><text:span text:style-name="Source_20_Text">│ <text:s text:c="2"/>├── config/</text:span></text:p>
      <text:p text:style-name="Preformatted_20_Text"><text:span text:style-name="Source_20_Text">│ <text:s text:c="2"/>│ <text:s text:c="2"/>├── airflow.cfg</text:span></text:p>
      <text:p text:style-name="Preformatted_20_Text"><text:span text:style-name="Source_20_Text">│ <text:s text:c="2"/>│ <text:s text:c="2"/>└── requirements.txt</text:span></text:p>
      <text:p text:style-name="Preformatted_20_Text"><text:span text:style-name="Source_20_Text">│ <text:s text:c="2"/>└── tests/</text:span></text:p>
      <text:p text:style-name="Preformatted_20_Text"><text:span text:style-name="Source_20_Text">│ <text:s text:c="6"/>├── __init__.py</text:span></text:p>
      <text:p text:style-name="Preformatted_20_Text"><text:span text:style-name="Source_20_Text">│ <text:s text:c="6"/>├── test_dags.py</text:span></text:p>
      <text:p text:style-name="Preformatted_20_Text"><text:span text:style-name="Source_20_Text">│ <text:s text:c="6"/>└── test_operators.py</text:span></text:p>
      <text:p text:style-name="Preformatted_20_Text"><text:span text:style-name="Source_20_Text">│</text:span></text:p>
      <text:p text:style-name="Preformatted_20_Text"><text:span text:style-name="Source_20_Text">├── python-script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ingestion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alpha_vantage_client.py</text:span></text:p>
      <text:p text:style-name="Preformatted_20_Text"><text:span text:style-name="Source_20_Text">│ <text:s text:c="2"/>│ <text:s text:c="2"/>├── yahoo_finance_client.py</text:span></text:p>
      <text:p text:style-name="Preformatted_20_Text"><text:span text:style-name="Source_20_Text">│ <text:s text:c="2"/>│ <text:s text:c="2"/>├── fred_client.py</text:span></text:p>
      <text:p text:style-name="Preformatted_20_Text"><text:span text:style-name="Source_20_Text">│ <text:s text:c="2"/>│ <text:s text:c="2"/>├── data_validator.py</text:span></text:p>
      <text:p text:style-name="Preformatted_20_Text"><text:span text:style-name="Source_20_Text">│ <text:s text:c="2"/>│ <text:s text:c="2"/>└── s3_uploader.py</text:span></text:p>
      <text:p text:style-name="Preformatted_20_Text"><text:span text:style-name="Source_20_Text">│ <text:s text:c="2"/>├── util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config_manager.py</text:span></text:p>
      <text:p text:style-name="Preformatted_20_Text"><text:span text:style-name="Source_20_Text">│ <text:s text:c="2"/>│ <text:s text:c="2"/>├── logger.py</text:span></text:p>
      <text:p text:style-name="Preformatted_20_Text"><text:span text:style-name="Source_20_Text">│ <text:s text:c="2"/>│ <text:s text:c="2"/>├── aws_utils.py</text:span></text:p>
      <text:p text:style-name="Preformatted_20_Text"><text:span text:style-name="Source_20_Text">│ <text:s text:c="2"/>│ <text:s text:c="2"/>└── data_quality.py</text:span></text:p>
      <text:p text:style-name="Preformatted_20_Text"><text:span text:style-name="Source_20_Text">│ <text:s text:c="2"/>└── tests/</text:span></text:p>
      <text:p text:style-name="Preformatted_20_Text"><text:span text:style-name="Source_20_Text">│ <text:s text:c="6"/>├── __init__.py</text:span></text:p>
      <text:p text:style-name="Preformatted_20_Text"><text:span text:style-name="Source_20_Text">│ <text:s text:c="6"/>├── test_ingestion.py</text:span></text:p>
      <text:p text:style-name="Preformatted_20_Text"><text:span text:style-name="Source_20_Text">│ <text:s text:c="6"/>└── test_utils.py</text:span></text:p>
      <text:p text:style-name="Preformatted_20_Text"><text:span text:style-name="Source_20_Text">│</text:span></text:p>
      <text:p text:style-name="Preformatted_20_Text"><text:span text:style-name="Source_20_Text">├── dbt/</text:span></text:p>
      <text:p text:style-name="Preformatted_20_Text"><text:span text:style-name="Source_20_Text">│ <text:s text:c="2"/>├── dbt_project.yml</text:span></text:p>
      <text:p text:style-name="Preformatted_20_Text"><text:span text:style-name="Source_20_Text">│ <text:s text:c="2"/>├── profiles.yml.example</text:span></text:p>
      <text:p text:style-name="Preformatted_20_Text"><text:span text:style-name="Source_20_Text">│ <text:s text:c="2"/>├── models/</text:span></text:p>
      <text:p text:style-name="Preformatted_20_Text"><text:span text:style-name="Source_20_Text">│ <text:s text:c="2"/>│ <text:s text:c="2"/>├── staging/</text:span></text:p>
      <text:p text:style-name="Preformatted_20_Text"><text:span text:style-name="Source_20_Text">│ <text:s text:c="2"/>│ <text:s text:c="2"/>│ <text:s text:c="2"/>├── _sources.yml</text:span></text:p>
      <text:p text:style-name="Preformatted_20_Text"><text:span text:style-name="Source_20_Text">│ <text:s text:c="2"/>│ <text:s text:c="2"/>│ <text:s text:c="2"/>├── stg_stock_prices.sql</text:span></text:p>
      <text:p text:style-name="Preformatted_20_Text"><text:span text:style-name="Source_20_Text">│ <text:s text:c="2"/>│ <text:s text:c="2"/>│ <text:s text:c="2"/>├── stg_sector_data.sql</text:span></text:p>
      <text:p text:style-name="Preformatted_20_Text"><text:span text:style-name="Source_20_Text">│ <text:s text:c="2"/>│ <text:s text:c="2"/>│ <text:s text:c="2"/>└── stg_macro_indicators.sql</text:span></text:p>
      <text:p text:style-name="Preformatted_20_Text"><text:span text:style-name="Source_20_Text">│ <text:s text:c="2"/>│ <text:s text:c="2"/>├── intermediate/</text:span></text:p>
      <text:p text:style-name="Preformatted_20_Text"><text:span text:style-name="Source_20_Text">│ <text:s text:c="2"/>│ <text:s text:c="2"/>│ <text:s text:c="2"/>├── int_daily_returns.sql</text:span></text:p>
      <text:p text:style-name="Preformatted_20_Text"><text:span text:style-name="Source_20_Text">│ <text:s text:c="2"/>│ <text:s text:c="2"/>│ <text:s text:c="2"/>├── int_volatility_metrics.sql</text:span></text:p>
      <text:p text:style-name="Preformatted_20_Text"><text:span text:style-name="Source_20_Text">│ <text:s text:c="2"/>│ <text:s text:c="2"/>│ <text:s text:c="2"/>└── int_sector_correlations.sql</text:span></text:p>
      <text:p text:style-name="Preformatted_20_Text"><text:span text:style-name="Source_20_Text">│ <text:s text:c="2"/>│ <text:s text:c="2"/>└── marts/</text:span></text:p>
      <text:p text:style-name="Preformatted_20_Text"><text:span text:style-name="Source_20_Text">│ <text:s text:c="2"/>│ <text:s text:c="6"/>├── mart_sector_performance.sql</text:span></text:p>
      <text:p text:style-name="Preformatted_20_Text"><text:span text:style-name="Source_20_Text">│ <text:s text:c="2"/>│ <text:s text:c="6"/>├── mart_risk_metrics.sql</text:span></text:p>
      <text:p text:style-name="Preformatted_20_Text"><text:span text:style-name="Source_20_Text">│ <text:s text:c="2"/>│ <text:s text:c="6"/>└── mart_trading_signals.sql</text:span></text:p>
      <text:p text:style-name="Preformatted_20_Text"><text:span text:style-name="Source_20_Text">│ <text:s text:c="2"/>├── macros/</text:span></text:p>
      <text:p text:style-name="Preformatted_20_Text"><text:span text:style-name="Source_20_Text">│ <text:s text:c="2"/>│ <text:s text:c="2"/>├── calculate_returns.sql</text:span></text:p>
      <text:p text:style-name="Preformatted_20_Text"><text:span text:style-name="Source_20_Text">│ <text:s text:c="2"/>│ <text:s text:c="2"/>├── calculate_volatility.sql</text:span></text:p>
      <text:p text:style-name="Preformatted_20_Text"><text:span text:style-name="Source_20_Text">│ <text:s text:c="2"/>│ <text:s text:c="2"/>└── financial_metrics.sql</text:span></text:p>
      <text:p text:style-name="Preformatted_20_Text"><text:span text:style-name="Source_20_Text">│ <text:s text:c="2"/>├── tests/</text:span></text:p>
      <text:p text:style-name="Preformatted_20_Text"><text:span text:style-name="Source_20_Text">│ <text:s text:c="2"/>│ <text:s text:c="2"/>├── assert_positive_returns.sql</text:span></text:p>
      <text:p text:style-name="Preformatted_20_Text"><text:span text:style-name="Source_20_Text">│ <text:s text:c="2"/>│ <text:s text:c="2"/>└── assert_valid_sectors.sql</text:span></text:p>
      <text:p text:style-name="Preformatted_20_Text"><text:span text:style-name="Source_20_Text">│ <text:s text:c="2"/>└── snapshots/</text:span></text:p>
      <text:p text:style-name="Preformatted_20_Text"><text:span text:style-name="Source_20_Text">│ <text:s text:c="6"/>└── snapshot_daily_prices.sql</text:span></text:p>
      <text:p text:style-name="Preformatted_20_Text"><text:span text:style-name="Source_20_Text">│</text:span></text:p>
      <text:p text:style-name="Preformatted_20_Text"><text:span text:style-name="Source_20_Text">├── sql/</text:span></text:p>
      <text:p text:style-name="Preformatted_20_Text"><text:span text:style-name="Source_20_Text">│ <text:s text:c="2"/>├── analytics/</text:span></text:p>
      <text:p text:style-name="Preformatted_20_Text"><text:span text:style-name="Source_20_Text">│ <text:s text:c="2"/>│ <text:s text:c="2"/>├── sector_performance_analysis.sql</text:span></text:p>
      <text:p text:style-name="Preformatted_20_Text"><text:soft-page-break/><text:span text:style-name="Source_20_Text">│ <text:s text:c="2"/>│ <text:s text:c="2"/>├── correlation_analysis.sql</text:span></text:p>
      <text:p text:style-name="Preformatted_20_Text"><text:span text:style-name="Source_20_Text">│ <text:s text:c="2"/>│ <text:s text:c="2"/>├── risk_metrics_dashboard.sql</text:span></text:p>
      <text:p text:style-name="Preformatted_20_Text"><text:span text:style-name="Source_20_Text">│ <text:s text:c="2"/>│ <text:s text:c="2"/>└── trading_signals_report.sql</text:span></text:p>
      <text:p text:style-name="Preformatted_20_Text"><text:span text:style-name="Source_20_Text">│ <text:s text:c="2"/>├── ddl/</text:span></text:p>
      <text:p text:style-name="Preformatted_20_Text"><text:span text:style-name="Source_20_Text">│ <text:s text:c="2"/>│ <text:s text:c="2"/>├── create_staging_tables.sql</text:span></text:p>
      <text:p text:style-name="Preformatted_20_Text"><text:span text:style-name="Source_20_Text">│ <text:s text:c="2"/>│ <text:s text:c="2"/>├── create_dimension_tables.sql</text:span></text:p>
      <text:p text:style-name="Preformatted_20_Text"><text:span text:style-name="Source_20_Text">│ <text:s text:c="2"/>│ <text:s text:c="2"/>└── create_fact_tables.sql</text:span></text:p>
      <text:p text:style-name="Preformatted_20_Text"><text:span text:style-name="Source_20_Text">│ <text:s text:c="2"/>└── maintenance/</text:span></text:p>
      <text:p text:style-name="Preformatted_20_Text"><text:span text:style-name="Source_20_Text">│ <text:s text:c="6"/>├── vacuum_analyze.sql</text:span></text:p>
      <text:p text:style-name="Preformatted_20_Text"><text:span text:style-name="Source_20_Text">│ <text:s text:c="6"/>└── table_stats.sql</text:span></text:p>
      <text:p text:style-name="Preformatted_20_Text"><text:span text:style-name="Source_20_Text">│</text:span></text:p>
      <text:p text:style-name="Preformatted_20_Text"><text:span text:style-name="Source_20_Text">├── docs/</text:span></text:p>
      <text:p text:style-name="Preformatted_20_Text"><text:span text:style-name="Source_20_Text">│ <text:s text:c="2"/>├── architecture/</text:span></text:p>
      <text:p text:style-name="Preformatted_20_Text"><text:span text:style-name="Source_20_Text">│ <text:s text:c="2"/>│ <text:s text:c="2"/>├── data_flow_diagram.md</text:span></text:p>
      <text:p text:style-name="Preformatted_20_Text"><text:span text:style-name="Source_20_Text">│ <text:s text:c="2"/>│ <text:s text:c="2"/>├── infrastructure_overview.md</text:span></text:p>
      <text:p text:style-name="Preformatted_20_Text"><text:span text:style-name="Source_20_Text">│ <text:s text:c="2"/>│ <text:s text:c="2"/>└── security_model.md</text:span></text:p>
      <text:p text:style-name="Preformatted_20_Text"><text:span text:style-name="Source_20_Text">│ <text:s text:c="2"/>├── setup/</text:span></text:p>
      <text:p text:style-name="Preformatted_20_Text"><text:span text:style-name="Source_20_Text">│ <text:s text:c="2"/>│ <text:s text:c="2"/>├── installation_guide.md</text:span></text:p>
      <text:p text:style-name="Preformatted_20_Text"><text:span text:style-name="Source_20_Text">│ <text:s text:c="2"/>│ <text:s text:c="2"/>├── aws_setup.md</text:span></text:p>
      <text:p text:style-name="Preformatted_20_Text"><text:span text:style-name="Source_20_Text">│ <text:s text:c="2"/>│ <text:s text:c="2"/>└── local_development.md</text:span></text:p>
      <text:p text:style-name="Preformatted_20_Text"><text:span text:style-name="Source_20_Text">│ <text:s text:c="2"/>├── api/</text:span></text:p>
      <text:p text:style-name="Preformatted_20_Text"><text:span text:style-name="Source_20_Text">│ <text:s text:c="2"/>│ <text:s text:c="2"/>├── alpha_vantage_guide.md</text:span></text:p>
      <text:p text:style-name="Preformatted_20_Text"><text:span text:style-name="Source_20_Text">│ <text:s text:c="2"/>│ <text:s text:c="2"/>├── yahoo_finance_guide.md</text:span></text:p>
      <text:p text:style-name="Preformatted_20_Text"><text:span text:style-name="Source_20_Text">│ <text:s text:c="2"/>│ <text:s text:c="2"/>└── fred_api_guide.md</text:span></text:p>
      <text:p text:style-name="Preformatted_20_Text"><text:span text:style-name="Source_20_Text">│ <text:s text:c="2"/>└── business/</text:span></text:p>
      <text:p text:style-name="Preformatted_20_Text"><text:span text:style-name="Source_20_Text">│ <text:s text:c="6"/>├── metrics_definitions.md</text:span></text:p>
      <text:p text:style-name="Preformatted_20_Text"><text:span text:style-name="Source_20_Text">│ <text:s text:c="6"/>├── sector_analysis_guide.md</text:span></text:p>
      <text:p text:style-name="Preformatted_20_Text"><text:span text:style-name="Source_20_Text">│ <text:s text:c="6"/>└── use_cases.md</text:span></text:p>
      <text:p text:style-name="Preformatted_20_Text"><text:span text:style-name="Source_20_Text">│</text:span></text:p>
      <text:p text:style-name="Preformatted_20_Text"><text:span text:style-name="Source_20_Text">├── monitoring/</text:span></text:p>
      <text:p text:style-name="Preformatted_20_Text"><text:span text:style-name="Source_20_Text">│ <text:s text:c="2"/>├── cloudwatch/</text:span></text:p>
      <text:p text:style-name="Preformatted_20_Text"><text:span text:style-name="Source_20_Text">│ <text:s text:c="2"/>│ <text:s text:c="2"/>├── dashboards/</text:span></text:p>
      <text:p text:style-name="Preformatted_20_Text"><text:span text:style-name="Source_20_Text">│ <text:s text:c="2"/>│ <text:s text:c="2"/>│ <text:s text:c="2"/>├── pipeline_health.json</text:span></text:p>
      <text:p text:style-name="Preformatted_20_Text"><text:span text:style-name="Source_20_Text">│ <text:s text:c="2"/>│ <text:s text:c="2"/>│ <text:s text:c="2"/>└── data_quality.json</text:span></text:p>
      <text:p text:style-name="Preformatted_20_Text"><text:span text:style-name="Source_20_Text">│ <text:s text:c="2"/>│ <text:s text:c="2"/>└── alarms/</text:span></text:p>
      <text:p text:style-name="Preformatted_20_Text"><text:span text:style-name="Source_20_Text">│ <text:s text:c="2"/>│ <text:s text:c="6"/>├── data_freshness.json</text:span></text:p>
      <text:p text:style-name="Preformatted_20_Text"><text:span text:style-name="Source_20_Text">│ <text:s text:c="2"/>│ <text:s text:c="6"/>└── pipeline_failures.json</text:span></text:p>
      <text:p text:style-name="Preformatted_20_Text"><text:span text:style-name="Source_20_Text">│ <text:s text:c="2"/>└── grafana/</text:span></text:p>
      <text:p text:style-name="Preformatted_20_Text"><text:span text:style-name="Source_20_Text">│ <text:s text:c="6"/>├── dashboards/</text:span></text:p>
      <text:p text:style-name="Preformatted_20_Text"><text:span text:style-name="Source_20_Text">│ <text:s text:c="6"/>└── alerts/</text:span></text:p>
      <text:p text:style-name="Preformatted_20_Text"><text:span text:style-name="Source_20_Text">│</text:span></text:p>
      <text:p text:style-name="Preformatted_20_Text"><text:span text:style-name="Source_20_Text">├── scripts/</text:span></text:p>
      <text:p text:style-name="Preformatted_20_Text"><text:span text:style-name="Source_20_Text">│ <text:s text:c="2"/>├── setup/</text:span></text:p>
      <text:p text:style-name="Preformatted_20_Text"><text:span text:style-name="Source_20_Text">│ <text:s text:c="2"/>│ <text:s text:c="2"/>├── install_dependencies.sh</text:span></text:p>
      <text:p text:style-name="Preformatted_20_Text"><text:span text:style-name="Source_20_Text">│ <text:s text:c="2"/>│ <text:s text:c="2"/>├── setup_aws_cli.sh</text:span></text:p>
      <text:p text:style-name="Preformatted_20_Text"><text:span text:style-name="Source_20_Text">│ <text:s text:c="2"/>│ <text:s text:c="2"/>└── init_terraform.sh</text:span></text:p>
      <text:p text:style-name="Preformatted_20_Text"><text:span text:style-name="Source_20_Text">│ <text:s text:c="2"/>├── deployment/</text:span></text:p>
      <text:p text:style-name="Preformatted_20_Text"><text:span text:style-name="Source_20_Text">│ <text:s text:c="2"/>│ <text:s text:c="2"/>├── deploy_infrastructure.sh</text:span></text:p>
      <text:p text:style-name="Preformatted_20_Text"><text:span text:style-name="Source_20_Text">│ <text:s text:c="2"/>│ <text:s text:c="2"/>├── deploy_airflow.sh</text:span></text:p>
      <text:p text:style-name="Preformatted_20_Text"><text:span text:style-name="Source_20_Text">│ <text:s text:c="2"/>│ <text:s text:c="2"/>└── deploy_dbt.sh</text:span></text:p>
      <text:p text:style-name="Preformatted_20_Text"><text:span text:style-name="Source_20_Text">│ <text:s text:c="2"/>└── utilities/</text:span></text:p>
      <text:p text:style-name="Preformatted_20_Text"><text:span text:style-name="Source_20_Text">│ <text:s text:c="6"/>├── backup_redshift.sh</text:span></text:p>
      <text:p text:style-name="Preformatted_20_Text"><text:span text:style-name="Source_20_Text">│ <text:s text:c="6"/>├── clean_s3_logs.sh</text:span></text:p>
      <text:p text:style-name="Preformatted_20_Text"><text:span text:style-name="Source_20_Text">│ <text:s text:c="6"/>└── test_connections.py</text:span></text:p>
      <text:p text:style-name="Preformatted_20_Text"><text:span text:style-name="Source_20_Text">│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├── logging.yaml</text:span></text:p>
      <text:p text:style-name="Preformatted_20_Text"><text:span text:style-name="Source_20_Text">│ <text:s text:c="2"/>├── data_sources.yaml</text:span></text:p>
      <text:p text:style-name="Preformatted_20_Text"><text:span text:style-name="Source_20_Text">│ <text:s text:c="2"/>└── environments/</text:span></text:p>
      <text:p text:style-name="Preformatted_20_Text"><text:span text:style-name="Source_20_Text">│ <text:s text:c="6"/>├── dev.yaml</text:span></text:p>
      <text:p text:style-name="Preformatted_20_Text"><text:span text:style-name="Source_20_Text">│ <text:s text:c="6"/>├── staging.yaml</text:span></text:p>
      <text:p text:style-name="Preformatted_20_Text"><text:span text:style-name="Source_20_Text">│ <text:s text:c="6"/>└── prod.yaml</text:span></text:p>
      <text:p text:style-name="Preformatted_20_Text"><text:span text:style-name="Source_20_Text">│</text:span></text:p>
      <text:p text:style-name="Preformatted_20_Text"><text:span text:style-name="Source_20_Text">└── tests/</text:span></text:p>
      <text:p text:style-name="Preformatted_20_Text"><text:soft-page-break/><text:span text:style-name="Source_20_Text"><text:s text:c="4"/>├── integration/</text:span></text:p>
      <text:p text:style-name="Preformatted_20_Text"><text:span text:style-name="Source_20_Text"><text:s text:c="4"/>│ <text:s text:c="2"/>├── test_end_to_end.py</text:span></text:p>
      <text:p text:style-name="Preformatted_20_Text"><text:span text:style-name="Source_20_Text"><text:s text:c="4"/>│ <text:s text:c="2"/>└── test_data_pipeline.py</text:span></text:p>
      <text:p text:style-name="Preformatted_20_Text"><text:span text:style-name="Source_20_Text"><text:s text:c="4"/>├── unit/</text:span></text:p>
      <text:p text:style-name="Preformatted_20_Text"><text:span text:style-name="Source_20_Text"><text:s text:c="4"/>│ <text:s text:c="2"/>├── test_data_validation.py</text:span></text:p>
      <text:p text:style-name="Preformatted_20_Text"><text:span text:style-name="Source_20_Text"><text:s text:c="4"/>│ <text:s text:c="2"/>└── test_transformations.py</text:span></text:p>
      <text:p text:style-name="Preformatted_20_Text"><text:span text:style-name="Source_20_Text"><text:s text:c="4"/>└── fixtures/</text:span></text:p>
      <text:p text:style-name="Preformatted_20_Text"><text:span text:style-name="Source_20_Text"><text:s text:c="8"/>├── sample_stock_data.json</text:span></text:p>
      <text:p text:style-name="P3"><text:span text:style-name="Source_20_Text"><text:s text:c="8"/>└── sample_sector_data.json</text:span></text:p>
      <text:h text:style-name="Heading_20_2" text:outline-level="2">📋 Fichiers Principaux à Créer</text:h>
      <text:h text:style-name="Heading_20_3" text:outline-level="3">1. README.md Principal</text:h>
      <text:list text:style-name="L7">
        <text:list-item>
          <text:p text:style-name="P22">Description du projet </text:p>
        </text:list-item>
        <text:list-item>
          <text:p text:style-name="P22">Architecture overview </text:p>
        </text:list-item>
        <text:list-item>
          <text:p text:style-name="P22">Guide d'installation </text:p>
        </text:list-item>
        <text:list-item>
          <text:p text:style-name="P22">Documentation des APIs </text:p>
        </text:list-item>
        <text:list-item>
          <text:p text:style-name="P21">Métriques business </text:p>
        </text:list-item>
      </text:list>
      <text:h text:style-name="Heading_20_3" text:outline-level="3">2. .gitignore</text:h>
      <text:list text:style-name="L8">
        <text:list-item>
          <text:p text:style-name="P24">Fichiers Terraform sensibles </text:p>
        </text:list-item>
        <text:list-item>
          <text:p text:style-name="P24">Credentials et .env </text:p>
        </text:list-item>
        <text:list-item>
          <text:p text:style-name="P24">Logs et cache </text:p>
        </text:list-item>
        <text:list-item>
          <text:p text:style-name="P23">Fichiers temporaires </text:p>
        </text:list-item>
      </text:list>
      <text:h text:style-name="Heading_20_3" text:outline-level="3">3. requirements.txt</text:h>
      <text:list text:style-name="L9">
        <text:list-item>
          <text:p text:style-name="P26">Dependencies Python </text:p>
        </text:list-item>
        <text:list-item>
          <text:p text:style-name="P26">Versions spécifiques </text:p>
        </text:list-item>
        <text:list-item>
          <text:p text:style-name="P25">Séparation dev/prod </text:p>
        </text:list-item>
      </text:list>
      <text:h text:style-name="Heading_20_3" text:outline-level="3">4. Configuration Files</text:h>
      <text:list text:style-name="L10">
        <text:list-item>
          <text:p text:style-name="P28">.env.example (template variables) </text:p>
        </text:list-item>
        <text:list-item>
          <text:p text:style-name="P28">docker-compose.yml (développement local) </text:p>
        </text:list-item>
        <text:list-item>
          <text:p text:style-name="P27">Makefile (commandes automation) </text:p>
        </text:list-item>
      </text:list>
      <text:h text:style-name="Heading_20_3" text:outline-level="3">5. Documentation Structure</text:h>
      <text:list text:style-name="L11">
        <text:list-item>
          <text:p text:style-name="P30">Architecture et design </text:p>
        </text:list-item>
        <text:list-item>
          <text:p text:style-name="P30">Guides d'installation </text:p>
        </text:list-item>
        <text:list-item>
          <text:p text:style-name="P30">Documentation business </text:p>
        </text:list-item>
        <text:list-item>
          <text:p text:style-name="P29">API references </text:p>
        </text:list-item>
      </text:list>
      <text:h text:style-name="P2" text:outline-level="2">🎯 Prochaines Étapes</text:h>
      <text:list text:style-name="L12">
        <text:list-item>
          <text:p text:style-name="P32"><text:span text:style-name="Strong_20_Emphasis">Créer le repository GitHub</text:span> </text:p>
        </text:list-item>
        <text:list-item>
          <text:p text:style-name="P32"><text:span text:style-name="Strong_20_Emphasis">Initialiser la structure des dossiers</text:span> </text:p>
        </text:list-item>
        <text:list-item>
          <text:p text:style-name="P32"><text:span text:style-name="Strong_20_Emphasis">Créer les fichiers de base</text:span> </text:p>
        </text:list-item>
        <text:list-item>
          <text:p text:style-name="P32"><text:span text:style-name="Strong_20_Emphasis">Setup du .gitignore et requirements</text:span> </text:p>
        </text:list-item>
        <text:list-item>
          <text:p text:style-name="P31"><text:span text:style-name="Strong_20_Emphasis">Documentation initiale</text:span> </text:p>
        </text:list-item>
      </text:list>
      <text:p text:style-name="Text_20_body">Cette structure respecte les meilleures pratiques de data engineering et permet une évolutivité future du projet.</text:p>
      <text:p text:style-name="Standard"/>
      <text:p text:style-name="P5">Maintenant, créons les fichiers de base pour initialiser le projet :</text:p>
      <text:p text:style-name="P7">README.md Principal</text:p>
      <text:p text:style-name="P7">Document </text:p>
      <text:p text:style-name="P7"># 📈 Financial Data Pipeline - Sectoral Performance Analysis ## 🎯 Project Overview Automated pipeline for analyzing sectoral performance of financial markets to identify investment trends and generate business insights. ### Key Features - **Real-</text:p>
      <text:p text:style-name="P7">.gitignore</text:p>
      <text:p text:style-name="P7">Code </text:p>
      <text:p text:style-name="P7"># Python __pycache__/ *.py[cod] *$py.class *.so .Python build/ develop-eggs/ dist/ downloads/ eggs/ .eggs/ lib/ lib64/ parts/ sdist/ var/ wheels/ pip-wheel-metadata/ share/python-wheels/ *.egg-info/ .installed.cfg *.egg MANIFEST # Environment files </text:p>
      <text:p text:style-name="P7">requirements.txt</text:p>
      <text:p text:style-name="P7">Code </text:p>
      <text:p text:style-name="P7"># Data Engineering Core pandas&gt;=1.5.0 numpy&gt;=1.24.0 pyarrow&gt;=10.0.0 boto3&gt;=1.26.0 botocore&gt;=1.29.0 # Data Ingestion requests&gt;=2.28.0 yfinance&gt;=0.2.0 alpha-vantage&gt;=2.3.0 fredapi&gt;=0.5.0 beautifulsoup4&gt;=4.11.0 # Data Validation pydantic&gt;=1.10.0 jsons</text:p>
      <text:p text:style-name="P7">.env.example</text:p>
      <text:p text:style-name="P7">Code </text:p>
      <text:p text:style-name="P7"># =============================== # AWS Configuration # =============================== AWS_REGION=us-east-1 AWS_ACCOUNT_ID=123456789012 AWS_ACCESS_KEY_ID=your_access_key AWS_SECRET_ACCESS_KEY=your_secret_key # =============================== # Proj</text:p>
      <text:p text:style-name="P7">Makefile</text:p>
      <text:p text:style-name="P7">Code </text:p>
      <text:p text:style-name="P7"># Financial Data Pipeline Makefile # Variables PROJECT_NAME := financial-data-pipeline PYTHON_VERSION := 3.9 VENV_NAME := venv TERRAFORM_DIR := terraform DBT_DIR := dbt AIRFLOW_DIR := airflow # Default target .PHONY: help help: @echo "Financial Da</text:p>
      <text:p text:style-name="P5">MG</text:p>
      <text:p text:style-name="P8">Continuer</text:p>
      <text:p text:style-name="P6">Makefile</text:p>
      <text:p text:style-name="P7">Code ∙ Version 2 </text:p>
      <text:p text:style-name="P8"><text:soft-page-break/>.PHONY: tf-apply tf-apply: cd $(TERRAFORM_DIR) &amp;&amp; terraform apply .PHONY: tf-destroy tf-destroy: cd $(TERRAFORM_DIR) &amp;&amp; terraform destroy .PHONY: tf-validate tf-validate: cd $(TERRAFORM_DIR) &amp;&amp; terraform validate .PHONY: tf-fmt tf-fmt: cd $(TE</text:p>
      <text:p text:style-name="P8">Maintenant, créons le fichier setup.py pour rendre le projet installable :</text:p>
      <text:p text:style-name="P7">setup.py</text:p>
      <text:p text:style-name="P7">Code </text:p>
      <text:p text:style-name="P8">""" Setup configuration for Financial Data Pipeline project. """ from setuptools import setup, find_packages # Read requirements from requirements.txt with open("requirements.txt", "r", encoding="utf-8") as fh: requirements = [line.strip() for </text:p>
      <text:p text:style-name="P33"><text:span text:style-name="T2">J’EN SUIS LA. </text:span><text:span text:style-name="T1">(AWS Data Engineering Project Setup Claude)</text:span><text:line-break/>Créons maintenant un fichier docker-compose.yml pour le développement local :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1:54:59.572773899</meta:creation-date>
    <meta:generator>LibreOffice/24.2.7.2$Linux_X86_64 LibreOffice_project/420$Build-2</meta:generator>
    <dc:date>2025-07-05T18:17:01.018506385</dc:date>
    <meta:editing-duration>PT5M15S</meta:editing-duration>
    <meta:editing-cycles>4</meta:editing-cycles>
    <meta:document-statistic meta:table-count="0" meta:image-count="0" meta:object-count="0" meta:page-count="7" meta:paragraph-count="279" meta:word-count="1187" meta:character-count="8686" meta:non-whitespace-character-count="6994"/>
  </office:meta>
</office:document-meta>
</file>